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E25A31A1AB0DB999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3.983cm" fo:min-width="2.883cm"/>
    </style:style>
    <style:style style:name="gr2" style:family="graphic" style:parent-style-name="standard">
      <style:graphic-properties draw:textarea-horizontal-align="justify" draw:textarea-vertical-align="top" draw:auto-grow-height="false" fo:min-height="8.55cm" fo:min-width="21.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1.75cm" fo:min-width="5.1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4.412cm" fo:min-width="2.327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2.85cm" fo:min-width="5.1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2.85cm" fo:min-width="5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7.087cm" fo:min-width="4.025cm"/>
    </style:style>
    <style:style style:name="gr9" style:family="graphic" style:parent-style-name="standard">
      <style:graphic-properties draw:textarea-horizontal-align="justify" draw:textarea-vertical-align="bottom" draw:auto-grow-height="false" fo:min-height="5.15cm" fo:min-width="7cm"/>
    </style:style>
    <style:style style:name="gr10" style:family="graphic" style:parent-style-name="objectwithoutfill">
      <style:graphic-properties svg:stroke-width="0.7cm" svg:stroke-color="#eeeeee" draw:marker-start-width="2.3cm" draw:marker-end="Symmetric_20_Arrow" draw:marker-end-width="1.7cm" draw:fill="none" draw:textarea-vertical-align="middle" fo:padding-top="0.475cm" fo:padding-bottom="0.475cm" fo:padding-left="0.6cm" fo:padding-right="0.6cm" draw:shadow="visible" draw:shadow-offset-x="0cm" draw:shadow-offset-y="0cm" draw:shadow-color="#000000"/>
    </style:style>
    <style:style style:name="gr11" style:family="graphic" style:parent-style-name="objectwithoutfill">
      <style:graphic-properties svg:stroke-width="0.7cm" svg:stroke-color="#eeeeee" draw:marker-start="Symmetric_20_Arrow" draw:marker-start-width="1.7cm" draw:marker-end="" draw:marker-end-width="1.7cm" draw:fill="none" draw:textarea-vertical-align="middle" fo:padding-top="0.475cm" fo:padding-bottom="0.475cm" fo:padding-left="0.6cm" fo:padding-right="0.6cm" draw:shadow="visible" draw:shadow-offset-x="0cm" draw:shadow-offset-y="0cm" draw:shadow-color="#000000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1.75cm" fo:min-width="11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-color="#aec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73cm" svg:height="6.722cm" draw:transform="skewX (0.00855211333477222) rotate (0.192160750644576) translate (10.551cm 9.388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1.7cm" svg:height="8.8cm" svg:x="3.8cm" svg:y="1cm">
          <text:p text:style-name="P2"/>
          <text:p text:style-name="P2">Serv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7cm" svg:height="1.4cm" svg:x="16.665cm" svg:y="2.8cm">
          <draw:image xlink:href="Pictures/100002010000013E000000E25A31A1AB0DB99975.png" xlink:type="simple" xlink:show="embed" xlink:actuate="onLoad">
            <text:p/>
          </draw:image>
        </draw:frame>
        <draw:custom-shape draw:style-name="gr4" draw:text-style-name="P4" draw:layer="layout" svg:width="5.6cm" svg:height="2cm" svg:x="18.6cm" svg:y="4.7cm">
          <text:p text:style-name="P2">QlobberFSQ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89cm" svg:height="7.404cm" draw:transform="skewX (0.0085521133347722) rotate (-0.291819050933453) translate (5.772cm 7.925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5.6cm" svg:height="3.1cm" svg:x="5.1cm" svg:y="6.7cm">
          <text:p text:style-name="P2">MqlobberServe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5cm" svg:height="3.1cm" svg:x="11.1cm" svg:y="6.7cm">
          <text:p text:style-name="P2">MQlobberServ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25cm" svg:height="7.337cm" draw:transform="skewX (0.00855211333477218) rotate (-0.164060949687468) translate (20.57cm 8.175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5.6cm" svg:height="3.1cm" svg:x="18.6cm" svg:y="6.7cm">
          <text:p text:style-name="P2">MQlobberServer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7.5cm" svg:height="5.4cm" svg:x="1.8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2.8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7.5cm" svg:height="5.4cm" svg:x="10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11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7.5cm" svg:height="5.4cm" svg:x="19.1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20.1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line draw:style-name="gr10" draw:text-style-name="P3" draw:layer="layout" svg:x1="5.305cm" svg:y1="15.153cm" svg:x2="8.186cm" svg:y2="9.241cm">
          <text:p text:style-name="P2">Publish</text:p>
        </draw:line>
        <draw:line draw:style-name="gr10" draw:text-style-name="P3" draw:layer="layout" svg:x1="12.85cm" svg:y1="15.101cm" svg:x2="12.85cm" svg:y2="9.3cm">
          <text:p text:style-name="P2">Subscribe</text:p>
        </draw:line>
        <draw:line draw:style-name="gr10" draw:text-style-name="P3" draw:layer="layout" svg:x1="14.6cm" svg:y1="9.4cm" svg:x2="14.611cm" svg:y2="15.297cm">
          <text:p text:style-name="P2">Receive</text:p>
        </draw:line>
        <draw:line draw:style-name="gr11" draw:text-style-name="P3" draw:layer="layout" svg:x1="20.435cm" svg:y1="9.139cm" svg:x2="22.651cm" svg:y2="15.25cm">
          <text:p text:style-name="P2">Subscribe</text:p>
        </draw:line>
        <draw:line draw:style-name="gr10" draw:text-style-name="P3" draw:layer="layout" svg:x1="21.915cm" svg:y1="9.071cm" svg:x2="24.084cm" svg:y2="15.33cm">
          <text:p text:style-name="P2">Receive</text:p>
        </draw:line>
        <draw:custom-shape draw:style-name="gr12" draw:text-style-name="P4" draw:layer="layout" svg:width="11.5cm" svg:height="2cm" svg:x="5.1cm" svg:y="4.7cm">
          <text:p text:style-name="P2">QlobberFSQ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ff950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22:37:49.858602285</meta:creation-date>
    <dc:date>2016-06-20T22:57:02.627851934</dc:date>
    <meta:editing-duration>PT1H14M57S</meta:editing-duration>
    <meta:editing-cycles>13</meta:editing-cycles>
    <meta:generator>LibreOffice/5.1.3.2$Linux_X86_64 LibreOffice_project/10m0$Build-2</meta:generator>
    <meta:document-statistic meta:object-count="24"/>
  </office:meta>
</office:document-meta>
</file>